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fals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false"/>
    </style:style>
    <style:style style:name="ro10" style:family="table-row">
      <style:table-row-properties style:row-height="8.47mm" fo:break-before="auto" style:use-optimal-row-height="false"/>
    </style:style>
    <style:style style:name="ro11" style:family="table-row">
      <style:table-row-properties style:row-height="4.59mm" fo:break-before="auto" style:use-optimal-row-height="false"/>
    </style:style>
    <style:style style:name="ro12" style:family="table-row">
      <style:table-row-properties style:row-height="4.23mm" fo:break-before="auto" style:use-optimal-row-height="false"/>
    </style:style>
    <style:style style:name="ro13" style:family="table-row">
      <style:table-row-properties style:row-height="5.29m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6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303030"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2.SVPJ: <text:a xlink:href="https://github.com/sergiovp/DIU" xlink:type="simple">https://github.com/sergiovp/DIU</text:a></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identifican los autores y se indica que se va a desarrollar una aplicación para compartir alojamiento, pero no se dan más detalles</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3" calcext:value-type="float">
            <text:p>3</text:p>
          </table:table-cell>
          <table:table-cell table:style-name="ce82" table:formula="of:=[.M9]*[.L9]" office:value-type="float" office:value="1.8" calcext:value-type="float">
            <text:p>1,8</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estudian 4 aplicaciones que ofrecen servicios similares al que se quiere desarrollar, y se analizan los puntos fuertes y débiles de cada una de ellas.</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5" calcext:value-type="float">
            <text:p>5</text:p>
          </table:table-cell>
          <table:table-cell table:style-name="ce82" table:formula="of:=[.M11]*[.L11]" office:value-type="float" office:value="5" calcext:value-type="float">
            <text:p>5</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Germán es descrito en profundidad y podría ser utilizado en otros casos.</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5" calcext:value-type="float">
            <text:p>5</text:p>
          </table:table-cell>
          <table:table-cell table:style-name="ce82" table:formula="of:=[.M13]*[.L13]" office:value-type="float" office:value="4" calcext:value-type="float">
            <text:p>4</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va es descrita en profundidad y podría ser utilizada en otros casos.</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5" calcext:value-type="float">
            <text:p>5</text:p>
          </table:table-cell>
          <table:table-cell table:style-name="ce82" table:formula="of:=[.M15]*[.L15]" office:value-type="float" office:value="4" calcext:value-type="float">
            <text:p>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Journey Map de Germán: Germán se encuentra con un problema muy grave en este sitio de aplicaciones, que son las estafas. Más que el chat que proponen los autores del trabajo, sería necesario un botón de reporte que mande una alarma a los administradores del sistema.</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5" calcext:value-type="float">
            <text:p>5</text:p>
          </table:table-cell>
          <table:table-cell table:style-name="ce82" table:formula="of:=[.M17]*[.L17]" office:value-type="float" office:value="4" calcext:value-type="float">
            <text:p>4</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Journey Map de Eva: La situación de Eva es un poco forzada, ya que si en una web no se encuentra alojamiento, se buscaría en otra en vez de ir a la inmobiliaria. Ya que si estas Bilbao y quieres buscar pisos en Galicia, tendrías que ir a inmobiliarias Gallegas, ya que las inmobiliarias de Bilbao van a ofrecer viviendas en Bilbao.</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4" calcext:value-type="float">
            <text:p>4</text:p>
          </table:table-cell>
          <table:table-cell table:style-name="ce82" table:formula="of:=[.M19]*[.L19]" office:value-type="float" office:value="3.2" calcext:value-type="float">
            <text:p>3,2</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ien elaborado, se ponen comentarios en todos los punto, aunque no esta bien identificado el sitio en la cabecera.</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4" calcext:value-type="float">
            <text:p>4</text:p>
          </table:table-cell>
          <table:table-cell table:style-name="ce82" table:formula="of:=[.M21]*[.L21]" office:value-type="float" office:value="3.2" calcext:value-type="float">
            <text:p>3,2</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Good</text:p>
          </table:table-cell>
          <table:table-cell table:number-columns-repeated="4"/>
          <table:table-cell table:style-name="ce58" office:value-type="string" calcext:value-type="string">
            <text:p>En el informe solo habla de los puntos débiles de la aplicación que han estudiado, sin destacar nada positivo que les haya llamado la atención</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4" calcext:value-type="float">
            <text:p>4</text:p>
          </table:table-cell>
          <table:table-cell table:style-name="ce82" table:formula="of:=[.M23]*[.L23]" office:value-type="float" office:value="4" calcext:value-type="float">
            <text:p>4</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Bastante completa, lo que ayuda a sacar buenas conclusiones.</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5" calcext:value-type="float">
            <text:p>5</text:p>
          </table:table-cell>
          <table:table-cell table:style-name="ce82" table:formula="of:=[.M25]*[.L25]" office:value-type="float" office:value="5" calcext:value-type="float">
            <text:p>5</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Tras la malla receptora y tras analizar las conclusiones del análisis previo (journey-map, evaluación…) se indica que funcionalidades van a añadir a sus sistema.</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5" calcext:value-type="float">
            <text:p>5</text:p>
          </table:table-cell>
          <table:table-cell table:style-name="ce82" table:formula="of:=[.M27]*[.L27]" office:value-type="float" office:value="3" calcext:value-type="float">
            <text:p>3</text:p>
          </table:table-cell>
          <table:table-cell table:style-name="ce88"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Esta bastante completo, y explica en que consiste el análisis que realiza.</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5" calcext:value-type="float">
            <text:p>5</text:p>
          </table:table-cell>
          <table:table-cell table:style-name="ce82" table:formula="of:=[.M29]*[.L29]" office:value-type="float" office:value="5" calcext:value-type="float">
            <text:p>5</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decidido hacer el User-Task_Matrix en su lugar.</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ite map bastante completo, pero se podrían haber agrupado algunos elementos como son: Contacto, preguntas frequentes, y ¿Quiénes somos?</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4" calcext:value-type="float">
            <text:p>4</text:p>
          </table:table-cell>
          <table:table-cell table:style-name="ce82" table:formula="of:=[.M33]*[.L33]" office:value-type="float" office:value="4" calcext:value-type="float">
            <text:p>4</text:p>
          </table:table-cell>
          <table:table-cell table:style-name="ce88" table:formula="of:=IF([.M33]=0;0;[.L33]*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muy bien detalladas las distintas etiquetas, además de haber seleccionado iconos que se usaran en el diseño.</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echa en falta un boceto con el burguer menu para poder comprobar que la navegación coincide con la del sitemap</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3" calcext:value-type="float">
            <text:p>3</text:p>
          </table:table-cell>
          <table:table-cell table:style-name="ce82" table:formula="of:=[.M37]*[.L37]" office:value-type="float" office:value="1.8" calcext:value-type="float">
            <text:p>1,8</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os bocetos permiten conocer el funcionamiento del sistema. En cuanto al diseño, algunas vistas están sobrecargadas.</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4" calcext:value-type="float">
            <text:p>4</text:p>
          </table:table-cell>
          <table:table-cell table:style-name="ce82" table:formula="of:=[.M39]*[.L39]" office:value-type="float" office:value="4" calcext:value-type="float">
            <text:p>4</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creado un logotipo que identifica al product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5" calcext:value-type="float">
            <text:p>5</text:p>
          </table:table-cell>
          <table:table-cell table:style-name="ce82" table:formula="of:=[.M41]*[.L41]" office:value-type="float" office:value="3" calcext:value-type="float">
            <text:p>3</text:p>
          </table:table-cell>
          <table:table-cell table:style-name="ce88" table:formula="of:=IF([.M41]=0;0;[.L41]*MAX([.R2:.R8]))" office:value-type="float" office:value="3" calcext:value-type="float">
            <text:p>3</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analizan diversos aspectos del diseño y se platean soluciones concretas que nos parecen adecuadas.</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5" calcext:value-type="float">
            <text:p>5</text:p>
          </table:table-cell>
          <table:table-cell table:style-name="ce82" table:formula="of:=[.M43]*[.L43]" office:value-type="float" office:value="4" calcext:value-type="float">
            <text:p>4</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Video muy conciso en el que no falta nada importante, se vende adecuadamente el producto y se resume el proceso de diseño llevado a cabo, todo ello dentro del tiempo indicad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5" calcext:value-type="float">
            <text:p>5</text:p>
          </table:table-cell>
          <table:table-cell table:style-name="ce82" table:formula="of:=[.M45]*[.L45]" office:value-type="float" office:value="5" calcext:value-type="float">
            <text:p>5</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olamente enlaza a los subdirectorios de las distintas prácticas, en vez de incluir dichos enlaces para cada sección de cada práctica.</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4" calcext:value-type="float">
            <text:p>4</text:p>
          </table:table-cell>
          <table:table-cell table:style-name="ce82" table:formula="of:=[.M47]*[.L47]" office:value-type="float" office:value="2.4" calcext:value-type="float">
            <text:p>2,4</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90.379746835443" calcext:value-type="float">
            <text:p>90</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Excelente" calcext:value-type="string">
            <text:p>Excelente</text:p>
          </table:table-cell>
          <table:table-cell table:style-name="ce66" table:formula="of:=IF([.D49]=&quot;&quot;;0;[.D49])" office:value-type="float" office:value="90.379746835443" calcext:value-type="float">
            <text:p>90,379746835443</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71.4" calcext:value-type="float">
            <text:p>71,4</text:p>
          </table:table-cell>
          <table:table-cell table:style-name="ce87" table:formula="of:=SUM([.O9:.O47])" office:value-type="float" office:value="79" calcext:value-type="float">
            <text:p>79</text:p>
          </table:table-cell>
          <table:table-cell table:number-columns-repeated="1009"/>
        </table:table-row>
        <table:table-row table:style-name="ro11">
          <table:table-cell table:number-columns-repeated="1024"/>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47"/>
          <table:table-cell table:number-columns-repeated="1020"/>
        </table:table-row>
        <table:table-row table:style-name="ro12">
          <table:table-cell table:style-name="ce124"/>
          <table:table-cell table:style-name="ce29"/>
          <table:table-cell table:style-name="ce35" table:number-columns-repeated="7"/>
          <table:table-cell table:style-name="ce67"/>
          <table:table-cell table:number-columns-repeated="1014"/>
        </table:table-row>
        <table:table-row table:style-name="ro11" table:number-rows-repeated="1048517">
          <table:table-cell table:number-columns-repeated="1024"/>
        </table:table-row>
        <table:table-row table:style-name="ro11">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2">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2">
          <table:table-cell table:style-name="ce108" office:value-type="float" office:value="0" calcext:value-type="float">
            <text:p>0</text:p>
          </table:table-cell>
          <table:table-cell table:formula="of:=&quot;&quot;">
            <text:p/>
          </table:table-cell>
          <table:table-cell table:number-columns-repeated="1022"/>
        </table:table-row>
        <table:table-row table:style-name="ro12">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2">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2">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2">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2">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2" table:number-rows-repeated="4">
          <table:table-cell table:style-name="ce110" table:number-columns-repeated="2"/>
          <table:table-cell table:number-columns-repeated="1022"/>
        </table:table-row>
        <table:table-row table:style-name="ro12" table:number-rows-repeated="104856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currency-style style:name="N16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6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63P0"/>
    </number:currency-style>
    <number:number-style style:name="N16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2:17:34.379703976">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01T12:43:50.480939281</dc:date>
    <meta:print-date>2011-01-18T18:00:25</meta:print-date>
    <meta:editing-duration>PT40M6S</meta:editing-duration>
    <meta:editing-cycles>13</meta:editing-cycles>
    <meta:generator>LibreOffice/6.0.7.3$Linux_X86_64 LibreOffice_project/00m0$Build-3</meta:generator>
    <meta:document-statistic meta:table-count="2" meta:cell-count="287" meta:object-count="1"/>
  </office:meta>
</office:document-meta>
</file>